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style:font-name="Arial1" fo:font-size="24pt" fo:font-weight="bold" officeooo:rsid="00068bd5" officeooo:paragraph-rsid="00068bd5" style:font-size-asian="21pt" style:font-weight-asian="bold" style:font-size-complex="24pt" style:font-weight-complex="bold"/>
    </style:style>
    <style:style style:name="P2" style:family="paragraph" style:parent-style-name="Standard">
      <style:text-properties fo:color="#ea7500" loext:opacity="100%" style:font-name="Arial1" fo:font-size="14pt" fo:font-weight="bold" officeooo:rsid="00068bd5" officeooo:paragraph-rsid="00068bd5" style:font-size-asian="12.25pt" style:font-weight-asian="bold" style:font-size-complex="14pt" style:font-weight-complex="bold"/>
    </style:style>
    <style:style style:name="P3" style:family="paragraph" style:parent-style-name="Standard">
      <style:text-properties fo:color="#ea7500" loext:opacity="100%" style:font-name="Arial1" fo:font-size="11pt" fo:font-weight="bold" officeooo:rsid="00068bd5" officeooo:paragraph-rsid="00068bd5" style:font-size-asian="9.60000038146973pt" style:font-weight-asian="bold" style:font-size-complex="11pt" style:font-weight-complex="bold"/>
    </style:style>
    <style:style style:name="P4" style:family="paragraph" style:parent-style-name="Standard">
      <style:text-properties fo:color="#ea7500" loext:opacity="100%" style:font-name="Arial1" fo:font-size="11pt" fo:font-weight="bold" officeooo:rsid="00068bd5" officeooo:paragraph-rsid="00068bd5" fo:background-color="transparent" style:font-size-asian="9.60000038146973pt" style:font-weight-asian="bold" style:font-size-complex="11pt" style:font-weight-complex="bold"/>
    </style:style>
    <style:style style:name="P5" style:family="paragraph" style:parent-style-name="Standard">
      <style:text-properties fo:color="#000000" loext:opacity="100%" style:font-name="Arial1" fo:font-size="11pt" fo:font-weight="normal" officeooo:rsid="00068bd5" officeooo:paragraph-rsid="00068bd5" style:font-size-asian="9.60000038146973pt" style:font-weight-asian="normal" style:font-size-complex="11pt" style:font-weight-complex="normal"/>
    </style:style>
    <style:style style:name="P6" style:family="paragraph" style:parent-style-name="Standard">
      <style:text-properties fo:color="#000000" loext:opacity="100%" style:font-name="Arial1" fo:font-size="11pt" fo:font-weight="normal" officeooo:rsid="00068bd5" officeooo:paragraph-rsid="00068bd5" fo:background-color="transparent" style:font-size-asian="9.60000038146973pt" style:font-weight-asian="normal" style:font-size-complex="11pt" style:font-weight-complex="normal"/>
    </style:style>
    <style:style style:name="P7" style:family="paragraph" style:parent-style-name="Standard">
      <style:text-properties fo:color="#000000" loext:opacity="100%" style:font-name="Arial1" fo:font-size="11pt" fo:font-weight="bold" officeooo:rsid="00068bd5" officeooo:paragraph-rsid="00068bd5" style:font-size-asian="9.60000038146973pt" style:font-weight-asian="bold" style:font-size-complex="11pt"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5: Instalación de sistemas operativos propietarios.</text:p>
      <text:p text:style-name="P1"/>
      <text:p text:style-name="P2">1. Consideraciones previas a las instalaciones de sistemas operativos propietarios.</text:p>
      <text:p text:style-name="P2"/>
      <text:p text:style-name="P5">En primer lugar, se debe verificar si cumplimos los requisitos de hardware exigidos por el fabricante.</text:p>
      <text:p text:style-name="P5">Windows 10 exige como mínimo:</text:p>
      <text:p text:style-name="P5"/>
      <text:p text:style-name="P5">· Procesador a 1 GHz o superior.</text:p>
      <text:p text:style-name="P5">· Memoria RAM: 1 GB para sistemas de 32 bits y 2 GB para 64 bits.</text:p>
      <text:p text:style-name="P5">· Tarjeta gráfica con controlador Directx 9 o posterior.</text:p>
      <text:p text:style-name="P5">· Monitor 800x600.</text:p>
      <text:p text:style-name="P5"/>
      <text:p text:style-name="P5">Dispone actualmente de múltiples versiones en 32 o 64 bits.</text:p>
      <text:p text:style-name="P5"/>
      <text:p text:style-name="P7">· Windows 10 Home: <text:span text:style-name="T1">orientada a usuarios domésticos para ordenadores, portátiles o tablets. Normalmente se facilita con licencia OEM, unida a un equipo.</text:span></text:p>
      <text:p text:style-name="P7"><text:span text:style-name="T1"/></text:p>
      <text:p text:style-name="P7">· Windows 10 Pro: <text:span text:style-name="T1">versión dirigida a usuarios avanzados, profesionales y PYMES, permite unir equipos en dominio, administrar políticas, escritorio remoto, etc.</text:span></text:p>
      <text:p text:style-name="P7"><text:span text:style-name="T1"/></text:p>
      <text:p text:style-name="P7">· Windows 10 Enterprise: <text:span text:style-name="T1">versión similar a la Pro, pero dirigida a grandes empresas. Solo disponible a través de licencias por volumen. Incluye herramientas para VPN y la posibilidad de gestionar restricciones de determinadas aplicaciones.</text:span></text:p>
      <text:p text:style-name="P7"><text:span text:style-name="T1"/></text:p>
      <text:p text:style-name="P7">· Windows 10 LTSC: <text:span text:style-name="T1">versión similar a la Enterprise, pero se eliminan algunas características, como las herramientas multimedia, Cortada o Edge, para obtener un mayor rendimiento.</text:span></text:p>
      <text:p text:style-name="P7"><text:span text:style-name="T1"/></text:p>
      <text:p text:style-name="P3">1.1. Soporte para la instalación.</text:p>
      <text:p text:style-name="P3"/>
      <text:p text:style-name="P5">Microsoft facilita la herramienta Media Creation para descargar la imagen ISO de Windows 10.</text:p>
      <text:p text:style-name="P5"/>
      <text:p text:style-name="P5">Al ejecutarla hay que aceptar los términos y condiciones, seleccionar Crear medios de instalación (unidad flash, DVD o archivos ISO) para otro pc, y a continuación seleccionar el idioma, edición y arquitectura.</text:p>
      <text:p text:style-name="P5"/>
      <text:p text:style-name="P5">Los sistemas operativos MacOS solo se pueden instalar en ordenadores Apple.</text:p>
      <text:p text:style-name="P5"/>
      <text:p text:style-name="P2">2. Proceso de instalación de sistemas operativos propietarios.</text:p>
      <text:p text:style-name="P2"/>
      <text:p text:style-name="P5">Para el lanzamiento de la instalación del sistema operativo, previamente hay que configurar en el ordenador la BIOS para que arranque desde el dispositivo que contiene los archivos de instalación.</text:p>
      <text:p text:style-name="P5"/>
      <text:p text:style-name="P5">En la secuencia de arranque del ordenador hay que pulsar una tecla para acceder a la BIOS.</text:p>
      <text:p text:style-name="P5"/>
      <text:p text:style-name="P5">Ir a la opción Boot y situar en primera posición la unidad correspondiente, USB o DVD.</text:p>
      <text:p text:style-name="P5"/>
      <text:p text:style-name="P5">Las BIOS actuales, UEFI, incorporan la opción “Secure Boot” como medida de protección, la cual se tiene que desactivar para permitir la instalación del sistema operativo.</text:p>
      <text:p text:style-name="P3"><text:soft-page-break/>2.1. Ajustes de instalación.</text:p>
      <text:p text:style-name="P3"/>
      <text:p text:style-name="P5">Cambiar el nombre del equipo, aplicar actualizaciones o configurar la red son tareas sencillas, pero necesarias. Las actualizaciones solucionan problemas de rendimiento, de seguridad o mejoras genéricas del sistema.</text:p>
      <text:p text:style-name="P5"/>
      <text:p text:style-name="P3">2.2. Ajustes en MAC.</text:p>
      <text:p text:style-name="P7"/>
      <text:p text:style-name="P5">Para acceder a la reinstalación del sistema hay que pulsar Comando + R al arranque del ordenador, y a continuación seleccionar “Reinstalar MacOS”.</text:p>
      <text:p text:style-name="P5"/>
      <text:p text:style-name="P5">Al igual que en Windows, es posible cambiar el nombre del equipo, aplicar actualizaciones o configurar la red.</text:p>
      <text:p text:style-name="P5"/>
      <text:p text:style-name="P2">3. Automatización de instalaciones de sistemas operativos propietarios.</text:p>
      <text:p text:style-name="P2"/>
      <text:p text:style-name="P5">Microsoft facilita varias herramientas para la creación de la imagen de instalación y posterior despliegue como es:</text:p>
      <text:p text:style-name="P5"/>
      <text:p text:style-name="P7">· Sysprep: <text:span text:style-name="T1">incluida por defecto en Windows 10. Elimina por defecto datos específicos del sistema, como la licencia, ID de seguridad, etc., pero mantiene las aplicaciones instaladas, personalización del menú inicio, estructura de carpetas, etc.</text:span></text:p>
      <text:p text:style-name="P7"><text:span text:style-name="T1"/></text:p>
      <text:p text:style-name="P7"><text:span text:style-name="T1">Al ejecutarlo hay varias opciones disponibles:</text:span></text:p>
      <text:p text:style-name="P7"><text:span text:style-name="T1"/></text:p>
      <text:p text:style-name="P7">· Iniciar la configuración rápida (OOBE) del sistema: <text:span text:style-name="T1">el sistema arranca como si iniciara por primera vez.</text:span></text:p>
      <text:p text:style-name="P7"><text:span text:style-name="T1"/></text:p>
      <text:p text:style-name="P7">· Iniciar Modo auditoria del sistema: <text:span text:style-name="T1">arrancará Windows directamente con el usuario administrador local.</text:span></text:p>
      <text:p text:style-name="P7"><text:span text:style-name="T1"/></text:p>
      <text:p text:style-name="P7">· Generalizar: <text:span text:style-name="T1">hay que activar la casilla “generalizar” si la imagen va a ser desplegada en ordenadores con distinto hardware. Si la imagen se pretende desplegar en equipos con idéntico hardware, no es necesario activarla.</text:span></text:p>
      <text:p text:style-name="P7"><text:span text:style-name="T1"/></text:p>
      <text:p text:style-name="P7"><text:span text:style-name="T1">Después de Aceptar, y finalizado el proceso, hay que iniciar el ordenador con el sistema operativo Windows PE, una pequeña versión de Windows utilizada para reparar o crear imágenes del sistema.</text:span></text:p>
      <text:p text:style-name="P7"><text:span text:style-name="T1"/></text:p>
      <text:p text:style-name="P3">3.1. Comandos.</text:p>
      <text:p text:style-name="P7"/>
      <text:p text:style-name="P5">Iniciado Windows PE, ir a línea de comandos (WIN + R + cmd) e introducir el siguiente comando para capturar la imagen:</text:p>
      <text:p text:style-name="P5"/>
      <text:p text:style-name="P7">Dism /capture-Image</text:p>
      <text:p text:style-name="P7">/ImageFile:”D:\Images\nombreimagen.wim”</text:p>
      <text:p text:style-name="P7">/CapureDir:C\/Name:Windows10</text:p>
      <text:p text:style-name="P7"/>
      <text:p text:style-name="P5">D: se corresponde con la unidad de destino donde se va a almacenar y C: con la partición donde está instalado Windows.</text:p>
      <text:p text:style-name="P5"/>
      <text:p text:style-name="P5">Para desplegar la imagen en otro ordenador hay que iniciarlo con Windows PE, e introducir en la línea de comandos:</text:p>
      <text:p text:style-name="P5"/>
      <text:p text:style-name="P7"><text:a xlink:type="simple" xlink:href="file:///D:/ApplyImage.bat" text:style-name="Internet_20_link" text:visited-style-name="Visited_20_Internet_20_Link">D:\ApplyImage.bat</text:a> D:\Images\nombreimagen.wim</text:p>
      <text:p text:style-name="P7"/>
      <text:p text:style-name="P7"/>
      <text:p text:style-name="P3"><text:soft-page-break/>3.3. Otras herramientas.</text:p>
      <text:p text:style-name="P3"/>
      <text:p text:style-name="P7">· PXE (Preebot eXecution Environment): <text:span text:style-name="T1">es un entorno que se ejecuta a través de la tarjeta de red antes de iniciar el sistema operativo. Es necesario activarlo en la BIOS, y necesita de un servidor configurado por DHCP que facilite la imagen.</text:span></text:p>
      <text:p text:style-name="P7"><text:span text:style-name="T1"/></text:p>
      <text:p text:style-name="P7">· Kit Windows ADK (Windows Assessment and Deployment Kit): <text:span text:style-name="T1">se trata de un kit con diversas herramientas profesionales que permite personalizar y automatizar las instalaciones de Windows a gran escala.</text:span></text:p>
      <text:p text:style-name="P7"><text:span text:style-name="T1"/></text:p>
      <text:p text:style-name="P7">· SSCM (System Center Configuration Manager): <text:span text:style-name="T1">es una herramienta de administración central que permite el despliegue de imágenes, software, actualizaciones, etc.</text:span></text:p>
      <text:p text:style-name="P7"><text:span text:style-name="T1"/></text:p>
      <text:p text:style-name="P7"><text:span text:style-name="T1">Hay determinados softwares que permiten clonar imágenes del sistema, como son Symantec Ghost Solution, Acronis True Image o Paragon Drive Copy.</text:span></text:p>
      <text:p text:style-name="P7"><text:span text:style-name="T1"/></text:p>
      <text:p text:style-name="P7"><text:span text:style-name="T1">Clonezilla por su parte, es la herramienta de software libre y de código abierto más potente. Soporta BIOS y UEFI, y múltiples sistemas operativos.</text:span></text:p>
      <text:p text:style-name="P7"><text:span text:style-name="T1"/></text:p>
      <text:p text:style-name="P2">4. Gestión de los controladores de dispositivos.</text:p>
      <text:p text:style-name="P2"/>
      <text:p text:style-name="P5">Un controlador o driver es un pequeño programa que habilita y permite a otros programas la interacción con componentes de hardware.</text:p>
      <text:p text:style-name="P5"/>
      <text:p text:style-name="P5">Se recomienda descargar los controladores principalmente en la red.</text:p>
      <text:p text:style-name="P5"/>
      <text:p text:style-name="P5">Los propios fabricantes facilitan controladores, a través de su página web.</text:p>
      <text:p text:style-name="P5">Algunos disponen de herramientas que, una vez instaladas en el equipo, realizan un inventario para detectar todos los componentes de hardware del equipo, verificar cuales están instalados, pendientes de instalarse, o si hay disponibles actualizaciones. Un ejemplo es System Update de Lenovo.</text:p>
      <text:p text:style-name="P5"/>
      <text:p text:style-name="P4">4.1. Instalación de un controlador en Windows.</text:p>
      <text:p text:style-name="P4"/>
      <text:p text:style-name="P6">Si hacemos click en Propiedades, la pestaña Detalles y en el desplegable seleccionamos Id. de hardware, se obtiene el código que identifica al componente.</text:p>
      <text:p text:style-name="P6"/>
      <text:p text:style-name="P6">Introduciendo el id de hardware en Google o “devid.info” nos identificarán el modelo del componente (este último incluso facilita la descarga del controlador).</text:p>
      <text:p text:style-name="P6"/>
      <text:p text:style-name="P6"/>
      <text:p text:style-name="P7"/>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5T21:17:29.304000000</meta:creation-date>
    <dc:date>2023-11-15T21:51:00.649000000</dc:date>
    <meta:editing-duration>PT33M32S</meta:editing-duration>
    <meta:editing-cycles>1</meta:editing-cycles>
    <meta:document-statistic meta:table-count="0" meta:image-count="0" meta:object-count="0" meta:page-count="3" meta:paragraph-count="57" meta:word-count="946" meta:character-count="6243" meta:non-whitespace-character-count="5354"/>
    <meta:generator>LibreOffice/7.6.2.1$Windows_X86_64 LibreOffice_project/56f7684011345957bbf33a7ee678afaf4d2ba333</meta:generator>
  </office:meta>
</office:document-meta>
</file>